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f2b79" officeooo:paragraph-rsid="000f2b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from PDB</text:p>
      <text:p text:style-name="Standard">Q9FHI9</text:p>
      <text:p text:style-name="Standard">Protein GO-term/EC-number Score GO-term/EC-number name</text:p>
      <text:p text:style-name="Standard">query_prot GO:0022857 0.54749 transmembrane transporter activity</text:p>
      <text:p text:style-name="Standard">query_prot GO:0005215 0.51023 transporter activity</text:p>
      <text:p text:style-name="Standard">query_prot GO:0015267 0.39137 channel activity</text:p>
      <text:p text:style-name="Standard">query_prot GO:0022803 0.39113 passive transmembrane transporter activity</text:p>
      <text:p text:style-name="Standard">query_prot GO:0015318 0.32388 inorganic molecular entity transmembrane transporter activity</text:p>
      <text:p text:style-name="Standard"/>
      <text:p text:style-name="P1">Q9FHI8</text:p>
      <text:p text:style-name="P1">Protein GO-term/EC-number Score GO-term/EC-number name</text:p>
      <text:p text:style-name="P1">query_prot GO:0005215 0.55880 transporter activity</text:p>
      <text:p text:style-name="P1">query_prot GO:0022857 0.53133 transmembrane transporter activity</text:p>
      <text:p text:style-name="P1">query_prot GO:0015075 0.20847 ion transmembrane transporter activity</text:p>
      <text:p text:style-name="P1">query_prot GO:0015267 0.20256 channel activity</text:p>
      <text:p text:style-name="P1">query_prot GO:0022803 0.19918 passive transmembrane transporter activity</text:p>
      <text:p text:style-name="P1"/>
      <text:p text:style-name="P1">#from sequence</text:p>
      <text:p text:style-name="P1">Q9FHI9</text:p>
      <text:p text:style-name="P1">Protein GO-term/EC-number Score GO-term/EC-number name</text:p>
      <text:p text:style-name="P1">tr|Q9FHI9|Q9FHI9_ARATH GO:0032555 0.11981 purine ribonucleotide binding</text:p>
      <text:p text:style-name="P1">tr|Q9FHI9|Q9FHI9_ARATH GO:0097367 0.11927 carbohydrate derivative binding</text:p>
      <text:p text:style-name="P1">tr|Q9FHI9|Q9FHI9_ARATH GO:0032553 0.11623 ribonucleotide binding</text:p>
      <text:p text:style-name="P1">tr|Q9FHI9|Q9FHI9_ARATH GO:0032559 0.11592 adenyl ribonucleotide binding</text:p>
      <text:p text:style-name="P1">tr|Q9FHI9|Q9FHI9_ARATH GO:0035639 0.11340 purine ribonucleoside triphosphate binding</text:p>
      <text:p text:style-name="P1"/>
      <text:p text:style-name="P1">Q9FHI8</text:p>
      <text:p text:style-name="P1">Protein GO-term/EC-number Score GO-term/EC-number name</text:p>
      <text:p text:style-name="P1">tr|Q9FHI8|Q9FHI8_ARATH GO:0017076 0.21796 purine nucleotide binding</text:p>
      <text:p text:style-name="P1">tr|Q9FHI8|Q9FHI8_ARATH GO:0032555 0.21609 purine ribonucleotide binding</text:p>
      <text:p text:style-name="P1">tr|Q9FHI8|Q9FHI8_ARATH GO:0032553 0.20761 ribonucleotide binding</text:p>
      <text:p text:style-name="P1">tr|Q9FHI8|Q9FHI8_ARATH GO:0035639 0.20463 purine ribonucleoside triphosphate binding</text:p>
      <text:p text:style-name="P1">tr|Q9FHI8|Q9FHI8_ARATH GO:0097367 0.19850 carbohydrate derivative binding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06:38:35.201099927</meta:creation-date>
    <dc:date>2023-03-21T06:46:47.882267338</dc:date>
    <meta:editing-duration>PT8M13S</meta:editing-duration>
    <meta:editing-cycles>1</meta:editing-cycles>
    <meta:generator>LibreOffice/7.4.5.1$Linux_X86_64 LibreOffice_project/40$Build-1</meta:generator>
    <meta:document-statistic meta:table-count="0" meta:image-count="0" meta:object-count="0" meta:page-count="1" meta:paragraph-count="30" meta:word-count="150" meta:character-count="1608" meta:non-whitespace-character-count="1488"/>
  </office:meta>
</office:document-meta>
</file>